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Calibri1" svg:font-family="Calibri, sans-serif"/>
    <style:font-face style:name="OpenSymbol" svg:font-family="OpenSymbol"/>
    <style:font-face style:name="Andale Mono" svg:font-family="'Andale Mono'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color="#eeeeee" style:font-name="Calibri2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eeeeee" style:font-name="Calibri2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2" fo:font-size="24pt" fo:font-weight="bold" officeooo:rsid="004a017c" officeooo:paragraph-rsid="004a017c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2" fo:font-size="24pt" fo:font-weight="bold" officeooo:rsid="00570a2a" officeooo:paragraph-rsid="00570a2a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2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8" style:family="paragraph" style:parent-style-name="Standard">
      <style:text-properties officeooo:paragraph-rsid="0044cc4a"/>
    </style:style>
    <style:style style:name="P9" style:family="paragraph" style:parent-style-name="Standard">
      <style:paragraph-properties fo:text-align="end" style:justify-single-word="false"/>
      <style:text-properties officeooo:paragraph-rsid="00577064"/>
    </style:style>
    <style:style style:name="P10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1514ac" officeooo:paragraph-rsid="001514ac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officeooo:paragraph-rsid="00577064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style:font-name="Calibri2" fo:font-size="12pt" officeooo:rsid="002a0d04" officeooo:paragraph-rsid="00577064" style:font-size-asian="12pt" style:font-size-complex="12pt"/>
    </style:style>
    <style:style style:name="P13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577064"/>
    </style:style>
    <style:style style:name="P14" style:family="paragraph" style:parent-style-name="Standard">
      <style:paragraph-properties fo:margin-left="0.2744in" fo:margin-right="0.2807in" fo:text-align="justify" style:justify-single-word="false" fo:text-indent="0in" style:auto-text-indent="false"/>
      <style:text-properties style:font-name="DejaVu Sans" fo:font-size="10pt" officeooo:paragraph-rsid="0044cc4a" style:font-size-asian="10pt" style:font-size-complex="10pt"/>
    </style:style>
    <style:style style:name="P15" style:family="paragraph" style:parent-style-name="Text_20_body">
      <style:text-properties fo:color="#336633" fo:font-size="14pt" officeooo:paragraph-rsid="0044cc4a" style:font-size-asian="14pt" style:font-size-complex="14pt"/>
    </style:style>
    <style:style style:name="P16" style:family="paragraph" style:parent-style-name="Text_20_body">
      <style:text-properties fo:font-weight="normal" officeooo:paragraph-rsid="0061e455" style:font-weight-asian="normal" style:font-weight-complex="normal"/>
    </style:style>
    <style:style style:name="P17" style:family="paragraph" style:parent-style-name="Text_20_body">
      <style:text-properties officeooo:paragraph-rsid="0062585e"/>
    </style:style>
    <style:style style:name="P18" style:family="paragraph" style:parent-style-name="Text_20_body">
      <style:text-properties style:use-window-font-color="true" style:font-name="Calibri" fo:font-size="12pt" officeooo:rsid="005b4324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38761d" style:text-line-through-style="none" style:text-line-through-type="none" style:font-name="Calibri1" fo:font-size="12pt" fo:font-style="normal" style:text-underline-style="none" fo:font-weight="bold" officeooo:paragraph-rsid="004bf78a" style:text-blinking="false" fo:background-color="transparent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38761d" style:text-line-through-style="none" style:text-line-through-type="none" style:font-name="Calibri1" fo:font-size="12pt" fo:font-style="normal" style:text-underline-style="none" fo:font-weight="bold" officeooo:paragraph-rsid="005ffafd" style:text-blinking="false" fo:background-color="transparent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paragraph-rsid="005ffafd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paragraph-rsid="0062585e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officeooo:rsid="005ffafd" officeooo:paragraph-rsid="005ffafd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officeooo:paragraph-rsid="005ffafd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officeooo:paragraph-rsid="00618ecf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officeooo:paragraph-rsid="0062585e"/>
    </style:style>
    <style:style style:name="P27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paragraph-rsid="0062585e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38761d" style:text-line-through-style="none" style:text-line-through-type="none" style:font-name="Calibri1" fo:font-size="12pt" fo:font-style="normal" style:text-underline-style="none" fo:font-weight="bold" officeooo:paragraph-rsid="006af4c2" style:text-blinking="false" fo:background-color="transparent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38761d" style:text-line-through-style="none" style:text-line-through-type="none" style:font-name="Calibri1" fo:font-size="12pt" fo:font-style="normal" style:text-underline-style="none" fo:font-weight="bold" officeooo:paragraph-rsid="00747aaf" style:text-blinking="false" fo:background-color="transparent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paragraph-rsid="006af4c2"/>
    </style:style>
    <style:style style:name="P32" style:family="paragraph" style:parent-style-name="Standard">
      <style:paragraph-properties fo:margin-left="0in" fo:margin-right="0in" fo:text-indent="0in" style:auto-text-indent="false" fo:break-before="page"/>
      <style:text-properties officeooo:paragraph-rsid="0062585e"/>
    </style:style>
    <style:style style:name="P33" style:family="paragraph" style:parent-style-name="Standard">
      <style:paragraph-properties fo:margin-left="0in" fo:margin-right="0in" fo:text-indent="0in" style:auto-text-indent="false" fo:break-before="page"/>
      <style:text-properties officeooo:paragraph-rsid="006af4c2"/>
    </style:style>
    <style:style style:name="P34" style:family="paragraph" style:parent-style-name="Text_20_body" style:list-style-name="L1">
      <style:text-properties officeooo:paragraph-rsid="0061e455"/>
    </style:style>
    <style:style style:name="P35" style:family="paragraph" style:parent-style-name="Text_20_body">
      <style:text-properties officeooo:paragraph-rsid="00690ebf"/>
    </style:style>
    <style:style style:name="P36" style:family="paragraph" style:parent-style-name="Text_20_body">
      <style:text-properties officeooo:paragraph-rsid="007235aa"/>
    </style:style>
    <style:style style:name="P37" style:family="paragraph" style:parent-style-name="Text_20_body">
      <style:text-properties officeooo:paragraph-rsid="00747aaf"/>
    </style:style>
    <style:style style:name="P38" style:family="paragraph" style:parent-style-name="Text_20_body" style:list-style-name="L2">
      <style:text-properties officeooo:rsid="007da205" officeooo:paragraph-rsid="007da205"/>
    </style:style>
    <style:style style:name="P39" style:family="paragraph" style:parent-style-name="Text_20_body" style:list-style-name="L2">
      <style:text-properties officeooo:rsid="007da205" officeooo:paragraph-rsid="007f60cb"/>
    </style:style>
    <style:style style:name="P40" style:family="paragraph" style:parent-style-name="Text_20_body" style:list-style-name="L2">
      <style:text-properties officeooo:paragraph-rsid="007da205"/>
    </style:style>
    <style:style style:name="P41" style:family="paragraph" style:parent-style-name="Text_20_body">
      <style:text-properties officeooo:paragraph-rsid="007f60cb"/>
    </style:style>
    <style:style style:name="P42" style:family="paragraph" style:parent-style-name="Text_20_body">
      <style:text-properties officeooo:rsid="007f60cb" officeooo:paragraph-rsid="007f60cb"/>
    </style:style>
    <style:style style:name="P43" style:family="paragraph" style:parent-style-name="Text_20_body">
      <style:text-properties officeooo:paragraph-rsid="004111b0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officeooo:rsid="005caa4e" officeooo:paragraph-rsid="00618ecf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officeooo:rsid="005caa4e" officeooo:paragraph-rsid="005ffafd"/>
    </style:style>
    <style:style style:name="P46" style:family="paragraph" style:parent-style-name="Text_20_body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in" style:auto-text-indent="false" fo:background-color="transparent" style:shadow="none"/>
      <style:text-properties style:font-name="Andale Mono" fo:font-size="8pt" fo:font-style="normal" style:font-size-asian="8pt" style:font-style-asian="normal" style:font-size-complex="8pt" style:font-style-complex="normal"/>
    </style:style>
    <style:style style:name="P47" style:family="paragraph" style:parent-style-name="Text_20_body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in" style:auto-text-indent="false" fo:background-color="transparent" style:shadow="none"/>
      <style:text-properties style:font-name="Andale Mono" fo:font-size="8pt" fo:font-style="normal" officeooo:paragraph-rsid="006f53d0" style:font-size-asian="8pt" style:font-style-asian="normal" style:font-size-complex="8pt" style:font-style-complex="normal"/>
    </style:style>
    <style:style style:name="P48" style:family="paragraph" style:parent-style-name="Text_20_body" style:master-page-name="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in" style:auto-text-indent="false" style:page-number="auto" fo:background-color="transparent" style:shadow="none"/>
      <style:text-properties style:font-name="Andale Mono" fo:font-size="8pt" fo:font-style="normal" style:font-size-asian="8pt" style:font-style-asian="normal" style:font-size-complex="8pt" style:font-style-complex="normal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3f7cd1"/>
    </style:style>
    <style:style style:name="T4" style:family="text">
      <style:text-properties fo:color="#999966" officeooo:rsid="00577064"/>
    </style:style>
    <style:style style:name="T5" style:family="text">
      <style:text-properties fo:color="#999966" officeooo:rsid="004a017c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747aaf" style:font-weight-asian="bold" style:font-weight-complex="bold"/>
    </style:style>
    <style:style style:name="T9" style:family="text">
      <style:text-properties fo:font-weight="bold" officeooo:rsid="007564d7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Calibri2" fo:font-size="12pt" fo:letter-spacing="-0.0055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Calibri2" fo:font-size="12pt" fo:letter-spacing="-0.0047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38761d" style:text-line-through-style="none" style:text-line-through-type="none" style:font-name="Calibri1" fo:font-size="12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38761d" style:text-line-through-style="none" style:text-line-through-type="none" style:font-name="Calibri1" fo:font-size="12pt" fo:font-style="normal" style:text-underline-style="none" fo:font-weight="bold" officeooo:rsid="005ffafd" style:text-blinking="false" fo:background-color="transparent" loext:char-shading-value="0"/>
    </style:style>
    <style:style style:name="T17" style:family="text">
      <style:text-properties fo:font-variant="normal" fo:text-transform="none" fo:color="#38761d" style:text-line-through-style="none" style:text-line-through-type="none" style:font-name="Calibri1" fo:font-size="12pt" fo:font-style="normal" style:text-underline-style="none" fo:font-weight="bold" officeooo:rsid="0062585e" style:text-blinking="false" fo:background-color="transparent" loext:char-shading-value="0"/>
    </style:style>
    <style:style style:name="T18" style:family="text">
      <style:text-properties fo:font-variant="normal" fo:text-transform="none" fo:color="#38761d" style:text-line-through-style="none" style:text-line-through-type="none" style:font-name="Calibri1" fo:font-size="12pt" fo:font-style="normal" style:text-underline-style="none" fo:font-weight="bold" officeooo:rsid="00638f66" style:text-blinking="false" fo:background-color="transparent" loext:char-shading-value="0"/>
    </style:style>
    <style:style style:name="T19" style:family="text">
      <style:text-properties fo:font-variant="normal" fo:text-transform="none" fo:color="#38761d" style:text-line-through-style="none" style:text-line-through-type="none" style:font-name="Calibri1" fo:font-size="12pt" fo:font-style="normal" style:text-underline-style="none" fo:font-weight="bold" officeooo:rsid="00747aaf" style:text-blinking="false" fo:background-color="transparent" loext:char-shading-value="0"/>
    </style:style>
    <style:style style:name="T20" style:family="text">
      <style:text-properties fo:font-variant="normal" fo:text-transform="none" fo:color="#38761d" style:text-line-through-style="none" style:text-line-through-type="none" style:font-name="Calibri1" fo:font-size="12pt" fo:font-style="normal" style:text-underline-style="none" fo:font-weight="bold" officeooo:rsid="00770fa2" style:text-blinking="false" fo:background-color="transparent" loext:char-shading-value="0"/>
    </style:style>
    <style:style style:name="T21" style:family="text">
      <style:text-properties officeooo:rsid="0019d92d"/>
    </style:style>
    <style:style style:name="T22" style:family="text">
      <style:text-properties officeooo:rsid="003f7cd1"/>
    </style:style>
    <style:style style:name="T23" style:family="text">
      <style:text-properties officeooo:rsid="004a017c"/>
    </style:style>
    <style:style style:name="T24" style:family="text">
      <style:text-properties style:font-name="Calibri" fo:font-size="12pt"/>
    </style:style>
    <style:style style:name="T25" style:family="text">
      <style:text-properties style:font-name="Calibri" fo:font-size="12pt" officeooo:rsid="005caa4e"/>
    </style:style>
    <style:style style:name="T26" style:family="text">
      <style:text-properties style:font-name="Calibri" fo:font-size="12pt" officeooo:rsid="005ffafd"/>
    </style:style>
    <style:style style:name="T27" style:family="text">
      <style:text-properties style:font-name="Calibri" fo:font-size="12pt" officeooo:rsid="006151b8"/>
    </style:style>
    <style:style style:name="T28" style:family="text">
      <style:text-properties style:font-name="Calibri" fo:font-size="12pt" officeooo:rsid="00618ecf"/>
    </style:style>
    <style:style style:name="T29" style:family="text">
      <style:text-properties style:font-name="Calibri" fo:font-size="12pt" officeooo:rsid="0061e455"/>
    </style:style>
    <style:style style:name="T30" style:family="text">
      <style:text-properties style:font-name="Calibri" fo:font-size="12pt" officeooo:rsid="0062585e"/>
    </style:style>
    <style:style style:name="T31" style:family="text">
      <style:text-properties style:font-name="Calibri" fo:font-size="12pt" officeooo:rsid="00638f66"/>
    </style:style>
    <style:style style:name="T32" style:family="text">
      <style:text-properties style:font-name="Calibri" fo:font-size="12pt" officeooo:rsid="0067fa8c"/>
    </style:style>
    <style:style style:name="T33" style:family="text">
      <style:text-properties style:font-name="Calibri" fo:font-size="12pt" officeooo:rsid="00690ebf"/>
    </style:style>
    <style:style style:name="T34" style:family="text">
      <style:text-properties style:font-name="Calibri" fo:font-size="12pt" fo:font-style="normal" style:text-underline-style="none" officeooo:rsid="0067fa8c" style:font-style-asian="normal" style:font-style-complex="normal"/>
    </style:style>
    <style:style style:name="T35" style:family="text">
      <style:text-properties style:font-name="Calibri" fo:font-size="12pt" officeooo:rsid="006b977a"/>
    </style:style>
    <style:style style:name="T36" style:family="text">
      <style:text-properties style:font-name="Calibri" fo:font-size="12pt" officeooo:rsid="006f53d0"/>
    </style:style>
    <style:style style:name="T37" style:family="text">
      <style:text-properties style:font-name="Calibri" fo:font-size="12pt" officeooo:rsid="007235aa"/>
    </style:style>
    <style:style style:name="T38" style:family="text">
      <style:text-properties style:font-name="Calibri" fo:font-size="12pt" fo:font-weight="bold" officeooo:rsid="007235aa" style:font-weight-asian="bold" style:font-weight-complex="bold"/>
    </style:style>
    <style:style style:name="T39" style:family="text">
      <style:text-properties style:font-name="Calibri" fo:font-size="12pt" fo:font-weight="bold" officeooo:rsid="00747aaf" style:font-weight-asian="bold" style:font-weight-complex="bold"/>
    </style:style>
    <style:style style:name="T40" style:family="text">
      <style:text-properties style:font-name="Calibri" fo:font-size="12pt" officeooo:rsid="00747aaf"/>
    </style:style>
    <style:style style:name="T41" style:family="text">
      <style:text-properties style:font-name="Calibri" fo:font-size="12pt" officeooo:rsid="007564d7"/>
    </style:style>
    <style:style style:name="T42" style:family="text">
      <style:text-properties style:font-name="Calibri" fo:font-size="12pt" fo:font-weight="normal" officeooo:rsid="007564d7" style:font-weight-asian="normal" style:font-weight-complex="normal"/>
    </style:style>
    <style:style style:name="T43" style:family="text">
      <style:text-properties style:font-name="Calibri" fo:font-size="12pt" officeooo:rsid="007da205"/>
    </style:style>
    <style:style style:name="T44" style:family="text">
      <style:text-properties style:font-name="Calibri" fo:font-size="12pt" officeooo:rsid="007f60cb"/>
    </style:style>
    <style:style style:name="T45" style:family="text">
      <style:text-properties style:font-name="Calibri" fo:font-size="12pt" officeooo:rsid="008217b2"/>
    </style:style>
    <style:style style:name="T46" style:family="text">
      <style:text-properties officeooo:rsid="005caa4e"/>
    </style:style>
    <style:style style:name="T47" style:family="text">
      <style:text-properties officeooo:rsid="005ffafd"/>
    </style:style>
    <style:style style:name="T48" style:family="text">
      <style:text-properties officeooo:rsid="0061e455"/>
    </style:style>
    <style:style style:name="T49" style:family="text">
      <style:text-properties style:use-window-font-color="true" style:font-name="Calibri" fo:font-size="12pt" officeooo:rsid="004bf78a"/>
    </style:style>
    <style:style style:name="T50" style:family="text">
      <style:text-properties style:use-window-font-color="true" style:font-name="Calibri" fo:font-size="12pt" officeooo:rsid="005b4324"/>
    </style:style>
    <style:style style:name="T51" style:family="text">
      <style:text-properties style:use-window-font-color="true" style:font-name="Calibri" fo:font-size="12pt" officeooo:rsid="0061e455"/>
    </style:style>
    <style:style style:name="T52" style:family="text">
      <style:text-properties style:use-window-font-color="true" style:font-name="Calibri" fo:font-size="12pt" fo:font-weight="bold" officeooo:rsid="0061e455" style:font-weight-asian="bold" style:font-weight-complex="bold"/>
    </style:style>
    <style:style style:name="T53" style:family="text">
      <style:text-properties style:use-window-font-color="true" style:font-name="Calibri" fo:font-size="12pt" fo:font-weight="bold" officeooo:rsid="005b4324" style:font-weight-asian="bold" style:font-weight-complex="bold"/>
    </style:style>
    <style:style style:name="T54" style:family="text">
      <style:text-properties style:use-window-font-color="true" style:font-name="Calibri" fo:font-size="12pt" fo:font-weight="normal" officeooo:rsid="0061e455" style:font-weight-asian="normal" style:font-weight-complex="normal"/>
    </style:style>
    <style:style style:name="T55" style:family="text">
      <style:text-properties style:use-window-font-color="true" style:font-name="Calibri" fo:font-size="12pt" fo:font-weight="normal" officeooo:rsid="005b4324" style:font-weight-asian="normal" style:font-weight-complex="normal"/>
    </style:style>
    <style:style style:name="T56" style:family="text">
      <style:text-properties style:use-window-font-color="true" style:font-name="Calibri" fo:font-size="12pt" fo:font-weight="normal" officeooo:rsid="00577064" style:font-weight-asian="normal" style:font-weight-complex="normal"/>
    </style:style>
    <style:style style:name="T57" style:family="text">
      <style:text-properties style:use-window-font-color="true" style:font-name="Calibri" fo:font-size="12pt" officeooo:rsid="00650c41"/>
    </style:style>
    <style:style style:name="T58" style:family="text">
      <style:text-properties officeooo:rsid="0062585e"/>
    </style:style>
    <style:style style:name="T59" style:family="text">
      <style:text-properties officeooo:rsid="0067fa8c"/>
    </style:style>
    <style:style style:name="T60" style:family="text">
      <style:text-properties fo:font-style="normal" style:text-underline-style="none" officeooo:rsid="0067fa8c" style:font-style-asian="normal" style:font-style-complex="normal"/>
    </style:style>
    <style:style style:name="T61" style:family="text">
      <style:text-properties fo:font-style="normal" style:text-underline-style="none" officeooo:rsid="006af4c2" style:font-style-asian="normal" style:font-style-complex="normal"/>
    </style:style>
    <style:style style:name="T62" style:family="text">
      <style:text-properties officeooo:rsid="006f53d0"/>
    </style:style>
    <style:style style:name="T63" style:family="text">
      <style:text-properties style:font-name="Andale Mono" fo:font-size="9pt" officeooo:rsid="006f53d0" style:font-size-asian="9pt" style:font-size-complex="9pt"/>
    </style:style>
    <style:style style:name="T64" style:family="text">
      <style:text-properties officeooo:rsid="007235aa"/>
    </style:style>
    <style:style style:name="T65" style:family="text">
      <style:text-properties officeooo:rsid="00747aaf"/>
    </style:style>
    <style:style style:name="T66" style:family="text">
      <style:text-properties officeooo:rsid="007564d7"/>
    </style:style>
    <style:style style:name="T67" style:family="text">
      <style:text-properties fo:font-weight="normal" officeooo:rsid="007564d7" style:font-weight-asian="normal" style:font-weight-complex="normal"/>
    </style:style>
    <style:style style:name="T68" style:family="text">
      <style:text-properties officeooo:rsid="007da205"/>
    </style:style>
    <style:style style:name="fr1" style:family="graphic" style:parent-style-name="Frame">
      <style:graphic-properties fo:margin-left="0.1575in" fo:margin-right="0.1575in" fo:margin-top="0.1575in" fo:margin-bottom="0.1575in" style:vertical-pos="from-top" style:vertical-rel="page" style:horizontal-pos="from-left" style:horizontal-rel="page" fo:background-color="#666666" style:background-transparency="0%" draw:fill="solid" draw:fill-color="#666666" draw:opacity="100%" fo:padding-left="0.0193in" fo:padding-right="0.1772in" fo:padding-top="0.0193in" fo:padding-bottom="0.0193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0.7811in" svg:y="6.2665in" svg:width="6.6965in" draw:z-index="1">
        <draw:text-box fo:min-height="0.8756in">
          <text:p text:style-name="P3"/>
          <text:p text:style-name="P4">PROGRAMACIÓN</text:p>
          <text:p text:style-name="P3">CFGS DAW</text:p>
        </draw:text-box>
      </draw:frame>
      <text:p text:style-name="P27"><draw:frame draw:style-name="fr3" draw:name="gráficos1" text:anchor-type="paragraph" svg:x="0in" svg:y="-0.0717in" svg:width="3.752in" svg:height="2.0591in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UNIDAD 12</text:p>
      <text:p text:style-name="P5">Programación gráfica</text:p>
      <text:p text:style-name="P7">ejercicios</text:p>
      <text:p text:style-name="Standard"/>
      <text:p text:style-name="Standard"/>
      <text:p text:style-name="Standard"/>
      <text:p text:style-name="Standard"/>
      <text:p text:style-name="P10"/>
      <text:p text:style-name="P9"><text:span text:style-name="T10">Autor</text:span><text:span text:style-name="T11">es:</text:span></text:p>
      <text:p text:style-name="P9"><text:span text:style-name="T11">Carlos </text:span><text:span text:style-name="T13">Cacho y Raquel </text:span><text:span text:style-name="T14">Torres</text:span></text:p>
      <text:p text:style-name="P11"/>
      <text:p text:style-name="P11">Revisado por:</text:p>
      <text:p text:style-name="P13"><text:span text:style-name="T11">Lionel Taraz</text:span><text:span text:style-name="T12">ó</text:span><text:span text:style-name="T11">n </text:span><text:span text:style-name="T10">–</text:span><text:span text:style-name="T11"> </text:span><text:a xlink:type="simple" xlink:href="mailto:lionel.tarazon@ceedcv.es" text:style-name="Internet_20_link" text:visited-style-name="Visited_20_Internet_20_Link">lionel.tarazon@ceedcv.es</text:a></text:p>
      <text:p text:style-name="P12"/>
      <text:p text:style-name="P12">2019/2020</text:p>
      <text:p text:style-name="P15"/>
      <text:p text:style-name="P15">Licencia</text:p>
      <text:p text:style-name="P8"/>
      <text:p text:style-name="P14"><draw:frame draw:style-name="fr2" draw:name="Imagen1" text:anchor-type="paragraph" svg:x="0.2917in" svg:y="0in" svg:width="0.7874in" svg:height="0.2756in" draw:z-index="2"><draw:image xlink:href="Pictures/1000000000000076000000292ACBDB4C24C8DCD5.png" xlink:type="simple" xlink:show="embed" xlink:actuate="onLoad" loext:mime-type="image/png"/></draw:frame><text:span text:style-name="T7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><text:s/></text:p>
      <text:p text:style-name="Text_20_body"><text:soft-page-break/></text:p>
      <text:p text:style-name="Standard"/>
      <text:p text:style-name="Standard"/>
      <text:p text:style-name="Standard"/>
      <text:p text:style-name="Titulo">UD<text:span text:style-name="T22">12</text:span>. <text:span text:style-name="T23">Programación gráfica</text:span></text:p>
      <text:p text:style-name="Titulo"/>
      <text:h text:style-name="Heading_20_1" text:outline-level="1" text:is-list-header="true"><text:span text:style-name="T21">E</text:span>jercicios</text:h>
      <text:p text:style-name="P16"><text:span text:style-name="T49">Implementa las aplicaciones gráficas siguiendo las especificaciones </text:span><text:span text:style-name="T57">de diseño y funcionalidad </text:span><text:span text:style-name="T49">d</text:span><text:span text:style-name="T50">escritas </text:span><text:span text:style-name="T57">en cada ejercicio</text:span><text:span text:style-name="T49">. </text:span><text:span text:style-name="T51">Ten en cuenta </text:span><text:span text:style-name="T57">lo siguiente:</text:span></text:p>
      <text:list xml:id="list3119987728" text:style-name="L1">
        <text:list-item>
          <text:p text:style-name="P34"><text:span text:style-name="T53">Los aspectos </text:span><text:span text:style-name="T52">del diseño </text:span><text:span text:style-name="T53">que no se describan quedan a tu elección</text:span><text:span text:style-name="T55">. </text:span><text:span text:style-name="T54">En todo caso, i</text:span><text:span text:style-name="T55">ntenta que </text:span><text:span text:style-name="T54">la interfaz sea </text:span><text:span text:style-name="T56">sencilla </text:span><text:span text:style-name="T54">de utilizar</text:span><text:span text:style-name="T56"> </text:span><text:span text:style-name="T55">para el usuario</text:span><text:span text:style-name="T56">.</text:span></text:p>
        </text:list-item>
        <text:list-item>
          <text:p text:style-name="P34"><text:span text:style-name="T52">Renombra todos los componentes para que se entienda su uso</text:span><text:span text:style-name="T51">. En lugar de JTextField1, JButton1 y JLabel1 es mejor por ejemplo JTextFieldEdad, JButtonSuma y JLabelResultado. También puedes utilizar abreviaturas: txtEdad, btnSuma y lblRes.</text:span></text:p>
        </text:list-item>
        <text:list-item>
          <text:p text:style-name="P34"><text:span text:style-name="T52">Comprueba la información introducida por el usuario</text:span><text:span text:style-name="T54"> y avisale en caso de error.</text:span></text:p>
        </text:list-item>
        <text:list-item>
          <text:p text:style-name="P34"><text:span text:style-name="T52">Maneja las posibles excepciones</text:span><text:span text:style-name="T54"> que puedan producirse.</text:span></text:p>
        </text:list-item>
        <text:list-item>
          <text:p text:style-name="P34"><text:span text:style-name="T53">Puedes implementar clases adicionales</text:span><text:span text:style-name="T50"> si lo consideras oportuno.</text:span></text:p>
        </text:list-item>
      </text:list>
      <text:p text:style-name="P18"/>
      <text:p text:style-name="P19"><text:bookmark text:name="docs-internal-guid-2f7a79ec-7fff-26ab-055a-0097ea2cabb2"/>Ejercicio 1 – <text:span text:style-name="T48">¿Par o impar?</text:span></text:p>
      <text:p text:style-name="Text_20_body"><text:span text:style-name="T26">Aplicación gráfica que </text:span><text:span text:style-name="T27">permit</text:span><text:span text:style-name="T29">a</text:span><text:span text:style-name="T27"> introducir un número entero y luego saber si dicho número es par o impar. Utiliza un JTextField para introducir el valor, un JButton con el texto “</text:span><text:span text:style-name="T29">¿</text:span><text:span text:style-name="T27">par o impar?” y un JLabel para mostrar “</text:span><text:span text:style-name="T29">PAR” o “IMPAR” según el caso.</text:span></text:p>
      <text:p text:style-name="P23"/>
      <text:p text:style-name="P20">Ejercicio <text:span text:style-name="T47">2 – Mini calculadora I</text:span></text:p>
      <text:p text:style-name="Text_20_body"><text:span text:style-name="T26">Aplicación gráfica que permit</text:span><text:span text:style-name="T29">a</text:span><text:span text:style-name="T26"> </text:span><text:span text:style-name="T27">introducir dos números reales y c</text:span><text:span text:style-name="T29">alcular</text:span><text:span text:style-name="T27"> el resultado de su </text:span><text:span text:style-name="T26">suma, resta, multiplicación </text:span><text:span text:style-name="T27">o</text:span><text:span text:style-name="T26"> división. </text:span><text:span text:style-name="T29">U</text:span><text:span text:style-name="T27">tiliza un JButton distinto para cada operación </text:span><text:span text:style-name="T29">y un único JLabel para mostrar el resultado.</text:span></text:p>
      <text:p text:style-name="P23"/>
      <text:p text:style-name="P20">Ejercicio <text:span text:style-name="T47">3 – Mini calculadora II</text:span></text:p>
      <text:p text:style-name="Text_20_body"><text:span text:style-name="T24">Aplicación gráfica que permite </text:span><text:span text:style-name="T30">i</text:span><text:span text:style-name="T27">ntroducir dos números enteros </text:span><text:span text:style-name="T28">(A y B)</text:span><text:span text:style-name="T27"> </text:span><text:span text:style-name="T28">y permita realizar tres cálculos distintos: sumatorio de A a B, productorio de A a B y exponencial A^B (A elevado a B). </text:span><text:span text:style-name="T30">Utiliza tres JRadioButton (uno para cada cálculo) y un botón “¡Calcula!”.</text:span></text:p>
      <text:p text:style-name="P24"/>
      <text:p text:style-name="P21"><text:span text:style-name="T15">Ejercicio </text:span><text:span text:style-name="T17">4 – Validar letra NIF</text:span></text:p>
      <text:p text:style-name="P17"><text:span text:style-name="T30">Aplicación gráfica que permita introducir un NIF (8 números y una letra utilizando un </text:span><text:span text:style-name="T25">J</text:span><text:span text:style-name="T30">F</text:span><text:span text:style-name="T25">ormattedTextField</text:span><text:span text:style-name="T30">) e indique si la letra de dicho NIF es válida. Más información en este enlace: </text:span><text:a xlink:type="simple" xlink:href="http://www.interior.gob.es/web/servicios-al-ciudadano/dni/calculo-del-digito-de-control-del-nif-nie" text:style-name="Internet_20_link" text:visited-style-name="Visited_20_Internet_20_Link"><text:span text:style-name="T30">http://www.interior.gob.es/web/servicios-al-ciudadano/dni/calculo-del-digito-de-control-del-nif-nie</text:span></text:a></text:p>
      <text:p text:style-name="P22"><text:span text:style-name="T15"/></text:p>
      <text:p text:style-name="P32"><text:span text:style-name="T15">Ejercicio </text:span><text:span text:style-name="T17">5</text:span><text:span text:style-name="T16">– </text:span><text:span text:style-name="T17">Número aleatorio</text:span></text:p>
      <text:p text:style-name="P26"><text:span text:style-name="T30">Aplicación gráfica que permita obtener un número aleatorio cada vez que se pulse un botón. Deberá incluir un JSlider entre </text:span><text:span text:style-name="T31">1</text:span><text:span text:style-name="T30"> y 100 </text:span><text:span text:style-name="T31">que permita al usuario elegir el valor máximo del número aleatorio a generar. Así, por ejemplo, si el usuario pone el slider a 25, cada vez que le de al botón se mostrará un número aleatorio entre 0 y 25.</text:span></text:p>
      <text:p text:style-name="P25"/>
      <text:p text:style-name="P22"><text:span text:style-name="T15">Ejercicio </text:span><text:span text:style-name="T17">6 </text:span><text:span text:style-name="T16">– </text:span><text:span text:style-name="T18">Dados de Rol</text:span></text:p>
      <text:p text:style-name="P26"><text:span text:style-name="T30">Aplicación gráfica que permita a</text:span><text:span text:style-name="T31">l usuario simular que lanza un dado de juegos de rol. Podrá elegir entre dado de 6 caras (de 1 a 6), dado de 8 caras (de 1 a 8), dado de 10 caras (de 1 a 10), dado de 12 caras (de 1 a 12) y dado de 20 caras (de 1 a 20). Utiliza un botón distinto para cada tipo de dado. Muestra en cada botón una imagen de cada dado. Puedes encontrar las imágenes fácilmente haciendo una </text:span><text:a xlink:type="simple" xlink:href="https://www.google.com/search?q=dado+de+20+caras" text:style-name="Internet_20_link" text:visited-style-name="Visited_20_Internet_20_Link"><text:span text:style-name="T31">búsqueda en Internet</text:span></text:a><text:span text:style-name="T31">.</text:span></text:p>
      <text:p text:style-name="P25"/>
      <text:p text:style-name="P20">Ejercicio <text:span text:style-name="T58">7 – Monitor del sistema</text:span></text:p>
      <text:p text:style-name="P35"><text:span text:style-name="T59">Aplicación gráfica que muestre </text:span><text:span text:style-name="T32">l</text:span><text:span text:style-name="T36">a carga</text:span><text:span text:style-name="T59"> del procesador y la memoria RAM en uso por el sistema. Para ello </text:span><text:span text:style-name="T36">utiliza</text:span><text:span text:style-name="T59"> dos barras de progreso (JProgressBar). Muestra también la memoria total instalada en formato texto. Esta información se deberá actualizar cada vez que el usuario presione un botón. Para obtener </text:span><text:span text:style-name="T32">l</text:span><text:span text:style-name="T33">a</text:span><text:span text:style-name="T59"> información del sistema necesitarás un objeto </text:span><text:a xlink:type="simple" xlink:href="https://docs.oracle.com/javase/7/docs/jre/api/management/extension/com/sun/management/OperatingSystemMXBean.html" text:style-name="Internet_20_link" text:visited-style-name="Visited_20_Internet_20_Link"><text:span text:style-name="T34">O</text:span></text:a><text:a xlink:type="simple" xlink:href="https://docs.oracle.com/javase/7/docs/jre/api/management/extension/com/sun/management/OperatingSystemMXBean.html" text:style-name="Internet_20_link" text:visited-style-name="Visited_20_Internet_20_Link"><text:span text:style-name="T60">peratingSystemMXBean</text:span></text:a><text:span text:style-name="T61">:</text:span></text:p>
      <text:p text:style-name="P48">import java.lang.management.ManagementFactory;</text:p>
      <text:p text:style-name="P46">import com.sun.management.OperatingSystemMXBean;</text:p>
      <text:p text:style-name="P47">OperatingSystemMXBean osBean = (OperatingSystemMXBean) ManagementFactory.getOperatingSystemMXBean();</text:p>
      <text:p text:style-name="P35"><text:span text:style-name="T62">Para obtener la carga del procesador </text:span><text:span text:style-name="T36">puedes invocar</text:span><text:span text:style-name="T62"> </text:span><text:span text:style-name="T63">osBean.getSystemCpuLoad(). </text:span><text:span text:style-name="T62">Consulta <text:s/>la documentación oficial para averiguar qué otros métodos necesitarás.</text:span></text:p>
      <text:p text:style-name="P44"/>
      <text:p text:style-name="P30">Ejercicio <text:span text:style-name="T65">8 – Tablas de multiplicar</text:span></text:p>
      <text:p text:style-name="Text_20_body">Aplicación gráfica que muestre las tablas de multiplicar del 1 al 10. <text:span text:style-name="T66">Utiliza un JTable de 10 filas por 10 columnas y muestra los valores de cada tabla de multiplicar en una fila distinta.</text:span></text:p>
      <text:p text:style-name="Text_20_body"><text:span text:style-name="T8">E</text:span><text:span text:style-name="T9">xtra 1</text:span><text:span text:style-name="T67">: In</text:span><text:span text:style-name="T42">serta</text:span><text:span text:style-name="T67"> los valores en la tabla en tiempo de ejecución, por ejemplo al </text:span><text:span text:style-name="T42">presionar un botón.</text:span></text:p>
      <text:p text:style-name="Text_20_body"><text:span text:style-name="T8">Extra </text:span><text:span text:style-name="T9">2</text:span><text:span text:style-name="T65">: </text:span><text:span text:style-name="T40">Añade dos campos de texto </text:span><text:span text:style-name="T41">A y B </text:span><text:span text:style-name="T65">para que el usuario pueda introducir dos números enteros y se muestren todas las tablas de multiplicar desde A hasta B. Ten en cuenta que el número de filas es variable.</text:span></text:p>
      <text:p text:style-name="P44"/>
      <text:p text:style-name="P29">Ejercicio <text:span text:style-name="T65">9 – Inicio de sesión</text:span></text:p>
      <text:p text:style-name="P36"><text:span text:style-name="T46">Aplicación gráfica que simule una ventana de inicio de sesión y registro de usuarios. El usuario podrá introducir su nombre de usuario, contraseña (JPasswordField) y apretar un botón de “Iniciar sesión”.</text:span><text:span text:style-name="T37"> Muestra </text:span><text:span text:style-name="T25">el resultado </text:span><text:span text:style-name="T37">del intento de inicio de sesión </text:span><text:span text:style-name="T25">e</text:span><text:span text:style-name="T37">n</text:span><text:span text:style-name="T25"> un c</text:span><text:span text:style-name="T35">uadro de diálogo (JoptionPane).</text:span></text:p>
      <text:p text:style-name="P36">Los usuarios <text:span text:style-name="T37">registrados</text:span> y sus contraseñas estar<text:span text:style-name="T64">an</text:span> <text:span text:style-name="T37">en el</text:span> archivo ‘users.txt’. <text:span text:style-name="T64">Crea unos pocos usuarios de ejemplo para probar la aplicación. No está permitido utilizar espacios ni en los nombres de usuario ni en las contraseñas.</text:span></text:p>
      <text:p text:style-name="P36"><text:span text:style-name="T38">E</text:span><text:span text:style-name="T39">xtra</text:span><text:span text:style-name="T38">:</text:span><text:span text:style-name="T37"> Añade un botón “Crear usuario” que registre un nuevo usuario.</text:span></text:p>
      <text:p text:style-name="P31"><text:span text:style-name="T15"/></text:p>
      <text:p text:style-name="P33"><text:span text:style-name="T15">Ejercicio </text:span><text:span text:style-name="T20">10</text:span><text:span text:style-name="T19"> – Mini editor de texto</text:span></text:p>
      <text:p text:style-name="P37"><text:span text:style-name="T65">Aplicación gráfica que funcione como un e</text:span>ditor de texto sencillo <text:span text:style-name="T65">con un JTextArea y botones “Abrir” y “Guardar”. Utiliza un JFileChooser para que el usuario pueda elegir archivo.</text:span></text:p>
      <text:p text:style-name="P37"><text:span text:style-name="T39">Extra</text:span><text:span text:style-name="T65">: A</text:span>ñad<text:span text:style-name="T65">e un </text:span>JSlider <text:span text:style-name="T65">que permita cambiar el tamaño del texto.</text:span></text:p>
      <text:p text:style-name="P45"/>
      <text:h text:style-name="Heading_20_1" text:outline-level="1" text:is-list-header="true">CASO PRÁCTICO – BURGER <text:span text:style-name="T68">MENU</text:span> APP</text:h>
      <text:p text:style-name="P41"><text:span text:style-name="T43">Implementa una aplicación gráfica que simule una aplicación de pedidos de menús de amburguesas. </text:span><text:span text:style-name="T45">La aplicación permitirá configurar un solo menú. </text:span><text:span text:style-name="T43">El usuario podrá elegir el tipo de amburguesa, pan, patatas y bebida. También hay elementos opcionales/extra.</text:span></text:p>
      <text:p text:style-name="P41"><text:span text:style-name="T43">El precio de un menú básico es de 8 euros pero algunas opciones tienen un coste adicional. Se mostrará el precio </text:span><text:span text:style-name="T44">total </text:span><text:span text:style-name="T43">del menú con las opciones elegidas, el IVA </text:span><text:span text:style-name="T44">en €</text:span><text:span text:style-name="T43"> (21% </text:span><text:span text:style-name="T45">adicional</text:span><text:span text:style-name="T43">) y el precio de venta al público (tras sumar el IVA).</text:span></text:p>
      <text:p text:style-name="P41"><text:span text:style-name="T43">Las opciones </text:span><text:span text:style-name="T44">obligatorias a elegir </text:span><text:span text:style-name="T43">son:</text:span></text:p>
      <text:list xml:id="list2705739612" text:style-name="L2">
        <text:list-item>
          <text:p text:style-name="P40"><text:span text:style-name="T43">Amburguesa a elegir: pollo, cerdo, ternera (+1€) o vegana <text:s/>(+1€).</text:span></text:p>
        </text:list-item>
        <text:list-item>
          <text:p text:style-name="P40"><text:span text:style-name="T43">Pan a elegir: normal, integral o centerno.</text:span></text:p>
        </text:list-item>
        <text:list-item>
          <text:p text:style-name="P40"><text:span text:style-name="T43">Patatas a elegir: fritas, gajo y caseras (+1 €).</text:span></text:p>
        </text:list-item>
        <text:list-item>
          <text:p text:style-name="P40"><text:span text:style-name="T43">Bebida a elegir: refreso de cola, refresco de naranja, refresco de limón, agua y cerveza.</text:span></text:p>
        </text:list-item>
      </text:list>
      <text:p text:style-name="P42">Las opciones extra/adicionales son:</text:p>
      <text:list xml:id="list141154360967989" text:continue-numbering="true" text:style-name="L2">
        <text:list-item>
          <text:p text:style-name="P38"><text:span text:style-name="T24">Hamburguesa doble (+2 €).</text:span></text:p>
        </text:list-item>
        <text:list-item>
          <text:p text:style-name="P38"><text:span text:style-name="T24">Extra de queso (+0,50 €).</text:span></text:p>
        </text:list-item>
        <text:list-item>
          <text:p text:style-name="P39"><text:span text:style-name="T24">Extra de patatas (+1 €).</text:span></text:p>
        </text:list-item>
        <text:list-item>
          <text:p text:style-name="P39"><text:span text:style-name="T24">Salsas: <text:s/>ketchup, barbacoa, mostaza y thai. Puede</text:span><text:span text:style-name="T44">m pedirse varias de cada </text:span><text:span text:style-name="T24">(+0,50 cada una).</text:span></text:p>
        </text:list-item>
        <text:list-item>
          <text:p text:style-name="P40"><text:span text:style-name="T43">Reparto a domicilio (precio estándar) o recogida en el local (-</text:span><text:span text:style-name="T44">2</text:span><text:span text:style-name="T43">0% sobre el precio final).</text:span></text:p>
        </text:list-item>
      </text:list>
      <text:p text:style-name="P4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Calibri1" svg:font-family="Calibri, sans-serif"/>
    <style:font-face style:name="OpenSymbol" svg:font-family="OpenSymbol"/>
    <style:font-face style:name="Andale Mono" svg:font-family="'Andale Mono'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in" fo:margin-right="0in" fo:margin-top="0in" fo:margin-bottom="0in" loext:contextual-spacing="false" fo:text-indent="0in" style:auto-text-indent="false" style:page-number="auto" fo:background-color="transparent" style:shadow="none"/>
      <style:text-properties fo:text-transform="uppercase" fo:color="#38761d" style:font-name="Calibri" fo:font-family="Calibri" style:font-style-name="Predeterminado" style:font-family-generic="swiss" style:font-pitch="variable" fo:font-size="14pt" fo:font-weight="bold" officeooo:rsid="005caa4e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398in" fo:border-left="none" fo:border-right="none" fo:border-top="0.06pt solid #666633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in" fo:border-left="none" fo:border-right="none" fo:border-top="none" fo:border-bottom="0.06pt solid #666633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0.9453in" fo:margin-right="0.0398in" fo:margin-top="0.0591in" fo:margin-bottom="0.0783in" loext:contextual-spacing="false" fo:text-align="justify" style:justify-single-word="false" fo:text-indent="0.0398in" style:auto-text-indent="false" style:page-number="auto" fo:background-color="#cccc99" fo:padding="0.0398in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56in" fo:margin-bottom="0.0827in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256in" fo:margin-bottom="0.0984in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256in" fo:margin-bottom="0.0827in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Calibri2" fo:font-family="Calibri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0.1811in" fo:text-indent="-0.3in" fo:margin-left="0.3in"/>
        </style:list-level-properties>
      </text:outline-level-style>
      <text:outline-level-style text:level="2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3f7cd1"/>
    </style:style>
    <style:style style:name="MT4" style:family="text">
      <style:text-properties fo:color="#999966" officeooo:rsid="00577064"/>
    </style:style>
    <style:style style:name="MT5" style:family="text">
      <style:text-properties fo:color="#999966" officeooo:rsid="004a017c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1</text:span><text:span text:style-name="MT4">2</text:span><text:span text:style-name="MT2">. </text:span><text:span text:style-name="MT5">Programación gráfica</text:span></text:p>
      </style:header>
      <style:footer>
        <text:p text:style-name="Footer"><text:span text:style-name="MT2">C</text:span><text:span text:style-name="MT4">F</text:span><text:span text:style-name="MT2">GS. Desarrollo de </text:span>Aplicaciones<text:span text:style-name="MT2"> WEB<text:tab/><text:tab/></text:span><text:span text:style-name="MT4">12</text:span><text:span text:style-name="MT2">.</text:span><text:span text:style-name="MT2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6-09-15T13:58:50.938915837</meta:creation-date>
    <meta:editing-duration>PT10H18M11S</meta:editing-duration>
    <meta:editing-cycles>67</meta:editing-cycles>
    <meta:generator>LibreOffice/6.3.4.2$Linux_X86_64 LibreOffice_project/60da17e045e08f1793c57c00ba83cdfce946d0aa</meta:generator>
    <dc:title>Plantilla CEED (1)</dc:title>
    <dc:date>2020-03-29T14:11:52.382470181</dc:date>
    <dc:creator>Lionel Tarazón</dc:creator>
    <meta:document-statistic meta:table-count="0" meta:image-count="2" meta:object-count="0" meta:page-count="4" meta:paragraph-count="67" meta:word-count="1046" meta:character-count="6556" meta:non-whitespace-character-count="5569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